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2C0000012C62BEFC411586339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6pt" officeooo:rsid="001c9243" officeooo:paragraph-rsid="001c9243" style:font-size-asian="16pt" style:font-size-complex="16pt"/>
    </style:style>
    <style:style style:name="P2" style:family="paragraph" style:parent-style-name="Standard">
      <style:text-properties officeooo:paragraph-rsid="001db570"/>
    </style:style>
    <style:style style:name="T1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ed1c24" style:text-underline-style="solid" style:text-underline-width="auto" style:text-underline-color="font-color" fo:font-weight="bold" officeooo:rsid="00208823" style:font-weight-asian="bold" style:font-weight-complex="bold"/>
    </style:style>
    <style:style style:name="T3" style:family="text">
      <style:text-properties fo:color="#ed1c24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1c92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officeooo:rsid="001c9243" officeooo:paragraph-rsid="001c9243" style:font-size-asian="16pt" style:font-size-complex="16pt"/>
    </style:style>
    <style:style style:name="MT1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fo:color="#ed1c24" style:text-underline-style="solid" style:text-underline-width="auto" style:text-underline-color="font-color" fo:font-weight="bold" officeooo:rsid="00208823" style:font-weight-asian="bold" style:font-weight-complex="bold"/>
    </style:style>
    <style:style style:name="MT3" style:family="text">
      <style:text-properties fo:color="#ed1c24" fo:font-style="normal" style:text-underline-style="none" fo:font-weight="normal" style:font-style-asian="normal" style:font-weight-asian="normal" style:font-style-complex="normal" style:font-weight-complex="normal"/>
    </style:style>
    <style:style style:name="MT4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MT5" style:family="text">
      <style:text-properties officeooo:rsid="001c924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LAFORGE<text:tab/><text:span text:style-name="MT1">M</text:span><text:span text:style-name="MT2">2103</text:span><text:span text:style-name="MT1"> TP</text:span><text:span text:style-name="MT2">4</text:span><text:span text:style-name="MT3"><text:tab/></text:span><text:span text:style-name="MT4">RT1</text:span></text:p>
        <text:p text:style-name="MP1"><draw:frame draw:style-name="Mfr1" draw:name="Image1" text:anchor-type="paragraph" svg:x="15.808cm" svg:y="24.232cm" svg:width="1.702cm" svg:height="1.702cm" draw:z-index="0"><draw:image xlink:href="Pictures/100000000000012C0000012C62BEFC411586339F.jpg" xlink:type="simple" xlink:show="embed" xlink:actuate="onLoad"/></draw:frame>Samuel</text:p>
      </style:header>
      <style:footer>
        <text:p text:style-name="Footer"><text:date style:data-style-name="N37" text:date-value="2019-05-06T13:11:13.161613312">06/05/19</text:date><text:tab/><text:span text:style-name="MT5">Page </text:span><text:span text:style-name="MT5"><text:page-number text:select-page="current">1</text:page-number></text:span><text:span text:style-name="MT5">/</text:span><text:span text:style-name="MT5"><text:page-count>1</text:page-count></text:span><text:span text:style-name="MT5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20:14:11.997000000</meta:creation-date>
    <dc:date>2019-05-06T13:11:12.953351022</dc:date>
    <meta:editing-duration>PT9M2S</meta:editing-duration>
    <meta:editing-cycles>3</meta:editing-cycles>
    <meta:generator>LibreOffice/5.2.7.2$Linux_X86_64 LibreOffice_project/20m0$Build-2</meta:generator>
    <meta:document-statistic meta:table-count="0" meta:image-count="1" meta:object-count="0" meta:page-count="1" meta:paragraph-count="4" meta:word-count="11" meta:character-count="63" meta:non-whitespace-character-count="55"/>
  </office:meta>
</office:document-meta>
</file>